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Convert.mapElement( String el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hConvert.setSetonempty( boolean setonemp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.setFrom( String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Convert.setTargetos( TargetOs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Convert.create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Convert.creat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Convert.setPathSep( String s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Convert.validateSetup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argetOs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Convert.add( ResourceCollection 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Convert.setDirSep( String s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Convert.setTargetos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Convert.addMapper( Mapper m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Convert.PathCo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pEntry.apply( String ele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Convert.noChildren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Convert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Convert.is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.setTo(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Convert.add( FileNameMapper fileNam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Convert.setRefid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Convert.setProperty(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Convert.execut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6">
            <text:p text:style-name="Table_20_Contents">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